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Fonteparág.padrão" style:family="text">
      <style:text-properties style:font-name="Segoe UI Emoji" style:font-name-complex="Segoe UI Emoji"/>
    </style:style>
    <style:style style:name="P14" style:parent-style-name="Normal" style:list-style-name="LFO2" style:family="paragraph"/>
    <style:style style:name="T1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list-style-name="LFO3" style:family="paragraph"/>
    <style:style style:name="T22" style:parent-style-name="Fonteparág.padrão" style:family="text">
      <style:text-properties style:font-name="Segoe UI Emoji" style:font-name-complex="Segoe UI Emoji"/>
    </style:style>
    <style:style style:name="P23" style:parent-style-name="Normal" style:list-style-name="LFO4" style:family="paragraph"/>
    <style:style style:name="T2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T30" style:parent-style-name="Fonteparág.padrão" style:family="text">
      <style:text-properties style:font-name="Segoe UI Emoji" style:font-name-complex="Segoe UI Emoji"/>
    </style:style>
    <style:style style:name="T3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P33" style:parent-style-name="Normal" style:list-style-name="LFO6" style:family="paragraph"/>
    <style:style style:name="T3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Normal" style:list-style-name="LFO7" style:family="paragraph"/>
    <style:style style:name="P37" style:parent-style-name="Normal" style:list-style-name="LFO7" style:family="paragraph"/>
    <style:style style:name="P38" style:parent-style-name="Normal" style:list-style-name="LFO7" style:family="paragraph"/>
    <style:style style:name="P39" style:parent-style-name="Normal" style:list-style-name="LFO7" style:family="paragraph"/>
    <style:style style:name="T40" style:parent-style-name="Fonteparág.padrão" style:family="text">
      <style:text-properties style:font-name="Segoe UI Emoji" style:font-name-complex="Segoe UI Emoji"/>
    </style:style>
    <style:style style:name="P41" style:parent-style-name="Normal" style:list-style-name="LFO8" style:family="paragraph"/>
    <style:style style:name="P42" style:parent-style-name="Normal" style:list-style-name="LFO8" style:family="paragraph"/>
    <style:style style:name="T43" style:parent-style-name="Fonteparág.padrão" style:family="text">
      <style:text-properties style:font-name="Segoe UI Emoji" style:font-name-complex="Segoe UI Emoji"/>
    </style:style>
    <style:style style:name="T4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P46" style:parent-style-name="Normal" style:list-style-name="LFO9" style:family="paragraph"/>
    <style:style style:name="P47" style:parent-style-name="Normal" style:list-style-name="LFO9" style:family="paragraph"/>
    <style:style style:name="P48" style:parent-style-name="Normal" style:list-style-name="LFO9" style:family="paragraph"/>
    <style:style style:name="P49" style:parent-style-name="Normal" style:list-style-name="LFO9" style:family="paragraph"/>
    <style:style style:name="T50" style:parent-style-name="Fonteparág.padrão" style:family="text">
      <style:text-properties style:font-name="Segoe UI Emoji" style:font-name-complex="Segoe UI Emoji"/>
    </style:style>
    <style:style style:name="T5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T5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Fonteparág.padrão" style:family="text">
      <style:text-properties fo:font-weight="bold" style:font-weight-asian="bold" style:font-weight-complex="bold"/>
    </style:style>
    <style:style style:name="P57" style:parent-style-name="Normal" style:list-style-name="LFO10" style:family="paragraph"/>
    <style:style style:name="P58" style:parent-style-name="Normal" style:list-style-name="LFO10" style:family="paragraph"/>
    <style:style style:name="P59" style:parent-style-name="Normal" style:list-style-name="LFO10" style:family="paragraph"/>
    <style:style style:name="T6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Fonteparág.padrão" style:family="text">
      <style:text-properties fo:font-weight="bold" style:font-weight-asian="bold" style:font-weight-complex="bold"/>
    </style:style>
    <style:style style:name="P62" style:parent-style-name="Normal" style:list-style-name="LFO11" style:family="paragraph"/>
    <style:style style:name="P63" style:parent-style-name="Normal" style:list-style-name="LFO11" style:family="paragraph"/>
    <style:style style:name="P64" style:parent-style-name="Normal" style:list-style-name="LFO11" style:family="paragraph"/>
    <style:style style:name="T6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Normal" style:list-style-name="LFO12" style:family="paragraph"/>
    <style:style style:name="P68" style:parent-style-name="Normal" style:list-style-name="LFO12" style:family="paragraph"/>
    <style:style style:name="P69" style:parent-style-name="Normal" style:list-style-name="LFO12" style:family="paragraph"/>
    <style:style style:name="T7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Normal" style:list-style-name="LFO13" style:family="paragraph"/>
    <style:style style:name="T7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P75" style:parent-style-name="Normal" style:list-style-name="LFO14" style:family="paragraph"/>
    <style:style style:name="T76" style:parent-style-name="Fonteparág.padrão" style:family="text">
      <style:text-properties fo:font-weight="bold" style:font-weight-asian="bold" style:font-weight-complex="bold"/>
    </style:style>
    <style:style style:name="P77" style:parent-style-name="Normal" style:list-style-name="LFO14" style:family="paragraph"/>
    <style:style style:name="T78" style:parent-style-name="Fonteparág.padrão" style:family="text">
      <style:text-properties fo:font-weight="bold" style:font-weight-asian="bold" style:font-weight-complex="bold"/>
    </style:style>
    <style:style style:name="P79" style:parent-style-name="Normal" style:list-style-name="LFO14" style:family="paragraph"/>
    <style:style style:name="T80" style:parent-style-name="Fonteparág.padrão" style:family="text">
      <style:text-properties fo:font-weight="bold" style:font-weight-asian="bold" style:font-weight-complex="bold"/>
    </style:style>
    <style:style style:name="T81" style:parent-style-name="Fonteparág.padrão" style:family="text">
      <style:text-properties style:font-name="Segoe UI Emoji" style:font-name-complex="Segoe UI Emoji"/>
    </style:style>
    <style:style style:name="T8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T8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Fonteparág.padrão" style:family="text">
      <style:text-properties fo:font-weight="bold" style:font-weight-asian="bold" style:font-weight-complex="bold"/>
    </style:style>
    <style:style style:name="T8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Normal" style:list-style-name="LFO15" style:family="paragraph"/>
    <style:style style:name="P89" style:parent-style-name="Normal" style:list-style-name="LFO15" style:family="paragraph"/>
    <style:style style:name="P90" style:parent-style-name="Normal" style:list-style-name="LFO15" style:family="paragraph"/>
    <style:style style:name="P91" style:parent-style-name="Normal" style:list-style-name="LFO15" style:family="paragraph"/>
    <style:style style:name="P92" style:parent-style-name="Normal" style:list-style-name="LFO15" style:family="paragraph"/>
    <style:style style:name="T93" style:parent-style-name="Fonteparág.padrão" style:family="text">
      <style:text-properties style:font-name="Segoe UI Emoji" style:font-name-complex="Segoe UI Emoji"/>
    </style:style>
    <style:style style:name="T9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P96" style:parent-style-name="Normal" style:list-style-name="LFO16" style:family="paragraph"/>
    <style:style style:name="P97" style:parent-style-name="Normal" style:list-style-name="LFO16" style:family="paragraph"/>
    <style:style style:name="P98" style:parent-style-name="Normal" style:list-style-name="LFO16" style:family="paragraph"/>
    <style:style style:name="P99" style:parent-style-name="Normal" style:list-style-name="LFO16" style:family="paragraph"/>
    <style:style style:name="P100" style:parent-style-name="Normal" style:list-style-name="LFO16" style:family="paragraph"/>
    <style:style style:name="T101" style:parent-style-name="Fonteparág.padrão" style:family="text">
      <style:text-properties style:font-name="Segoe UI Emoji" style:font-name-complex="Segoe UI Emoji"/>
    </style:style>
    <style:style style:name="T10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03" style:parent-style-name="Fonteparág.padrão" style:family="text">
      <style:text-properties fo:font-weight="bold" style:font-weight-asian="bold" style:font-weight-complex="bold"/>
    </style:style>
    <style:style style:name="P104" style:parent-style-name="Normal" style:list-style-name="LFO17" style:family="paragraph"/>
    <style:style style:name="P105" style:parent-style-name="Normal" style:list-style-name="LFO17" style:family="paragraph"/>
    <style:style style:name="P106" style:parent-style-name="Normal" style:list-style-name="LFO17" style:family="paragraph"/>
    <style:style style:name="P107" style:parent-style-name="Normal" style:list-style-name="LFO17" style:family="paragraph"/>
    <style:style style:name="P108" style:parent-style-name="Normal" style:list-style-name="LFO17" style:family="paragraph"/>
    <style:style style:name="T109" style:parent-style-name="Fonteparág.padrão" style:family="text">
      <style:text-properties style:font-name="Segoe UI Emoji" style:font-name-complex="Segoe UI Emoji"/>
    </style:style>
    <style:style style:name="T11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1" style:parent-style-name="Fonteparág.padrão" style:family="text">
      <style:text-properties fo:font-weight="bold" style:font-weight-asian="bold" style:font-weight-complex="bold"/>
    </style:style>
    <style:style style:name="P112" style:parent-style-name="Normal" style:list-style-name="LFO18" style:family="paragraph"/>
    <style:style style:name="P113" style:parent-style-name="Normal" style:list-style-name="LFO18" style:family="paragraph"/>
    <style:style style:name="T11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P116" style:parent-style-name="Normal" style:list-style-name="LFO19" style:family="paragraph"/>
    <style:style style:name="P117" style:parent-style-name="Normal" style:list-style-name="LFO19" style:family="paragraph"/>
    <style:style style:name="P118" style:parent-style-name="Normal" style:list-style-name="LFO19" style:family="paragraph"/>
    <style:style style:name="P119" style:parent-style-name="Normal" style:list-style-name="LFO19" style:family="paragraph"/>
    <style:style style:name="T120" style:parent-style-name="Fonteparág.padrão" style:family="text">
      <style:text-properties style:font-name="Segoe UI Emoji" style:font-name-complex="Segoe UI Emoji"/>
    </style:style>
    <style:style style:name="T12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Fonteparág.padrão" style:family="text">
      <style:text-properties fo:font-weight="bold" style:font-weight-asian="bold" style:font-weight-complex="bold"/>
    </style:style>
    <style:style style:name="P123" style:parent-style-name="Normal" style:list-style-name="LFO20" style:family="paragraph"/>
    <style:style style:name="P124" style:parent-style-name="Normal" style:list-style-name="LFO20" style:family="paragraph"/>
    <style:style style:name="P125" style:parent-style-name="Normal" style:list-style-name="LFO20" style:family="paragraph"/>
    <style:style style:name="P126" style:parent-style-name="Normal" style:list-style-name="LFO20" style:family="paragraph"/>
    <style:style style:name="T127" style:parent-style-name="Fonteparág.padrão" style:family="text">
      <style:text-properties style:font-name="Segoe UI Emoji" style:font-name-complex="Segoe UI Emoji"/>
    </style:style>
    <style:style style:name="T128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9" style:parent-style-name="Fonteparág.padrão" style:family="text">
      <style:text-properties fo:font-weight="bold" style:font-weight-asian="bold" style:font-weight-complex="bold"/>
    </style:style>
    <style:style style:name="T13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31" style:parent-style-name="Fonteparág.padrão" style:family="text">
      <style:text-properties fo:font-weight="bold" style:font-weight-asian="bold" style:font-weight-complex="bold"/>
    </style:style>
    <style:style style:name="T13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33" style:parent-style-name="Fonteparág.padrão" style:family="text">
      <style:text-properties fo:font-weight="bold" style:font-weight-asian="bold" style:font-weight-complex="bold"/>
    </style:style>
    <style:style style:name="P134" style:parent-style-name="Normal" style:list-style-name="LFO21" style:family="paragraph"/>
    <style:style style:name="P135" style:parent-style-name="Normal" style:list-style-name="LFO21" style:family="paragraph"/>
    <style:style style:name="P136" style:parent-style-name="Normal" style:list-style-name="LFO21" style:family="paragraph"/>
    <style:style style:name="T137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38" style:parent-style-name="Fonteparág.padrão" style:family="text">
      <style:text-properties fo:font-weight="bold" style:font-weight-asian="bold" style:font-weight-complex="bold"/>
    </style:style>
    <style:style style:name="P139" style:parent-style-name="Normal" style:list-style-name="LFO22" style:family="paragraph"/>
    <style:style style:name="P140" style:parent-style-name="Normal" style:list-style-name="LFO22" style:family="paragraph"/>
    <style:style style:name="P141" style:parent-style-name="Normal" style:list-style-name="LFO22" style:family="paragraph"/>
    <style:style style:name="P142" style:parent-style-name="Normal" style:list-style-name="LFO22" style:family="paragraph"/>
    <style:style style:name="T14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P145" style:parent-style-name="Normal" style:list-style-name="LFO23" style:family="paragraph"/>
    <style:style style:name="P146" style:parent-style-name="Normal" style:list-style-name="LFO23" style:family="paragraph"/>
    <style:style style:name="P147" style:parent-style-name="Normal" style:list-style-name="LFO23" style:family="paragraph"/>
    <style:style style:name="T148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Normal" style:list-style-name="LFO24" style:family="paragraph"/>
    <style:style style:name="P151" style:parent-style-name="Normal" style:list-style-name="LFO24" style:family="paragraph"/>
    <style:style style:name="T15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Normal" style:list-style-name="LFO25" style:family="paragraph"/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🏋️</text:span><text:span text:style-name="T3">‍</text:span><text:span text:style-name="T4">♂️</text:span><text:span text:style-name="T5"><text:s/>Cronograma semanal (musculação + cardio)</text:span></text:p>
      <text:p text:style-name="Normal"><text:span text:style-name="T6">📅</text:span><text:span text:style-name="T7"><text:s/>Segunda – Peito + tríceps + cardio leve</text:span></text:p>
      <text:list text:style-name="LFO1" text:continue-numbering="true">
        <text:list-item>
          <text:p text:style-name="P8">Supino reto – 4x8-12<text:s/></text:p>
        </text:list-item>
        <text:list-item>
          <text:p text:style-name="P9">Supino inclinado – 3x10<text:s/></text:p>
        </text:list-item>
        <text:list-item>
          <text:p text:style-name="P10">Crucifixo – 3x12<text:s/></text:p>
        </text:list-item>
        <text:list-item>
          <text:p text:style-name="P11">Tríceps pulley – 3x12<text:s/></text:p>
        </text:list-item>
        <text:list-item>
          <text:p text:style-name="P12">Tríceps banco – 3x10<text:s/></text:p>
        </text:list-item>
      </text:list>
      <text:p text:style-name="Normal"><text:span text:style-name="T13">🚶</text:span><text:s/>Cardio:</text:p>
      <text:list text:style-name="LFO2" text:continue-numbering="true">
        <text:list-item>
          <text:p text:style-name="P14">20–30 min caminhada ou bicicleta leve<text:s/></text:p>
        </text:list-item>
      </text:list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">📅</text:span><text:span text:style-name="T16"><text:s/>Terça – Costas + bíceps + HIIT</text:span></text:p>
      <text:list text:style-name="LFO3" text:continue-numbering="true">
        <text:list-item>
          <text:p text:style-name="P17">Puxada na frente – 4x10<text:s/></text:p>
        </text:list-item>
        <text:list-item>
          <text:p text:style-name="P18">Remada curvada – 3x10<text:s/></text:p>
        </text:list-item>
        <text:list-item>
          <text:p text:style-name="P19">Remada baixa – 3x12<text:s/></text:p>
        </text:list-item>
        <text:list-item>
          <text:p text:style-name="P20">Rosca direta – 3x10<text:s/></text:p>
        </text:list-item>
        <text:list-item>
          <text:p text:style-name="P21">Rosca alternada – 3x12<text:s/></text:p>
        </text:list-item>
      </text:list>
      <text:p text:style-name="Normal"><text:span text:style-name="T22">🔥</text:span><text:s/>Cardio (HIIT):</text:p>
      <text:list text:style-name="LFO4" text:continue-numbering="true">
        <text:list-item>
          <text:p text:style-name="P23">15–20 min (ex: 30s corrida + 1 min caminhada)<text:s/></text:p>
        </text:list-item>
      </text:list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">📅</text:span><text:span text:style-name="T25"><text:s/>Quarta – Pernas (foco quadríceps)</text:span></text:p>
      <text:list text:style-name="LFO5" text:continue-numbering="true">
        <text:list-item>
          <text:p text:style-name="P26">Agachamento – 4x8-10<text:s/></text:p>
        </text:list-item>
        <text:list-item>
          <text:p text:style-name="P27">Leg press – 3x10<text:s/></text:p>
        </text:list-item>
        <text:list-item>
          <text:p text:style-name="P28">Cadeira extensora – 3x12<text:s/></text:p>
        </text:list-item>
        <text:list-item>
          <text:p text:style-name="P29">Afundo – 3x10 cada perna<text:s/></text:p>
        </text:list-item>
      </text:list>
      <text:p text:style-name="Normal"><text:span text:style-name="T30">🚶</text:span><text:s/>Cardio leve: 15–20 min</text:p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">📅</text:span><text:span text:style-name="T32"><text:s/>Quinta – Descanso ativo</text:span></text:p>
      <text:soft-page-break/>
      <text:list text:style-name="LFO6" text:continue-numbering="true">
        <text:list-item>
          <text:p text:style-name="P33">Caminhada leve / alongamento / mobilidade<text:s/></text:p>
        </text:list-item>
      </text:list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📅</text:span><text:span text:style-name="T35"><text:s/>Sexta – Ombro + abdômen + cardio</text:span></text:p>
      <text:list text:style-name="LFO7" text:continue-numbering="true">
        <text:list-item>
          <text:p text:style-name="P36">Desenvolvimento – 4x10<text:s/></text:p>
        </text:list-item>
        <text:list-item>
          <text:p text:style-name="P37">Elevação lateral – 3x12<text:s/></text:p>
        </text:list-item>
        <text:list-item>
          <text:p text:style-name="P38">Elevação frontal – 3x12<text:s/></text:p>
        </text:list-item>
        <text:list-item>
          <text:p text:style-name="P39">Encolhimento – 3x12<text:s/></text:p>
        </text:list-item>
      </text:list>
      <text:p text:style-name="Normal"><text:span text:style-name="T40">💪</text:span><text:s/>Abdômen:</text:p>
      <text:list text:style-name="LFO8" text:continue-numbering="true">
        <text:list-item>
          <text:p text:style-name="P41">Prancha – 3x30-60s<text:s/></text:p>
        </text:list-item>
        <text:list-item>
          <text:p text:style-name="P42">Abdominal crunch – 3x15<text:s/></text:p>
        </text:list-item>
      </text:list>
      <text:p text:style-name="Normal"><text:span text:style-name="T43">🚴</text:span><text:s/>Cardio: 20 min moderado</text:p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📅</text:span><text:span text:style-name="T45"><text:s/>Sábado – Pernas (posterior + glúteo)</text:span></text:p>
      <text:list text:style-name="LFO9" text:continue-numbering="true">
        <text:list-item>
          <text:p text:style-name="P46">Stiff – 4x10<text:s/></text:p>
        </text:list-item>
        <text:list-item>
          <text:p text:style-name="P47">Mesa flexora – 3x12<text:s/></text:p>
        </text:list-item>
        <text:list-item>
          <text:p text:style-name="P48">Elevação pélvica – 3x12<text:s/></text:p>
        </text:list-item>
        <text:list-item>
          <text:p text:style-name="P49">Panturrilha – 4x15<text:s/></text:p>
        </text:list-item>
      </text:list>
      <text:p text:style-name="Normal"><text:span text:style-name="T50">🔥</text:span><text:s/>Cardio leve ou opcional</text:p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📅</text:span><text:span text:style-name="T52"><text:s/>Domingo – Descanso total</text:span></text:p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">🍽️</text:span><text:span text:style-name="T54"><text:s/>Alimentação básica (simples e eficiente)</text:span></text:p>
      <text:p text:style-name="Normal"><text:span text:style-name="T55">☀️</text:span><text:span text:style-name="T56"><text:s/>Café da manhã</text:span></text:p>
      <text:list text:style-name="LFO10" text:continue-numbering="true">
        <text:list-item>
          <text:p text:style-name="P57">Ovos + pão integral OU<text:s/></text:p>
        </text:list-item>
        <text:list-item>
          <text:p text:style-name="P58">Aveia + banana<text:s/></text:p>
        </text:list-item>
        <text:list-item>
          <text:p text:style-name="P59">Café (sem açúcar ou pouco)<text:s/></text:p>
        </text:list-item>
      </text:list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60">🍗</text:span><text:span text:style-name="T61"><text:s/>Almoço</text:span></text:p>
      <text:list text:style-name="LFO11" text:continue-numbering="true">
        <text:list-item>
          <text:p text:style-name="P62">Proteína: frango, carne ou peixe<text:s/></text:p>
        </text:list-item>
        <text:list-item>
          <text:p text:style-name="P63">Carboidrato: arroz, batata ou macarrão<text:s/></text:p>
        </text:list-item>
        <text:list-item>
          <text:p text:style-name="P64">Legumes/salada à vontade<text:s/></text:p>
        </text:list-item>
      </text:list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☕</text:span><text:span text:style-name="T66"><text:s/>Lanche</text:span></text:p>
      <text:list text:style-name="LFO12" text:continue-numbering="true">
        <text:list-item>
          <text:p text:style-name="P67">Iogurte OU<text:s/></text:p>
        </text:list-item>
        <text:list-item>
          <text:p text:style-name="P68">Fruta + castanhas<text:s/></text:p>
        </text:list-item>
        <text:list-item>
          <text:p text:style-name="P69">OU sanduíche integral<text:s/></text:p>
        </text:list-item>
      </text:list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0">🍽️</text:span><text:span text:style-name="T71"><text:s/>Jantar</text:span></text:p>
      <text:list text:style-name="LFO13" text:continue-numbering="true">
        <text:list-item>
          <text:p text:style-name="P72">Parecido com almoço, mas com menos carboidrato (se foco for emagrecer)<text:s/></text:p>
        </text:list-item>
      </text:list>
      <text:p text:style-name="Normal"/>
      <text:p text:style-name="Normal"/>
      <text:p text:style-name="Normal"><text:span text:style-name="T73">⏱️</text:span><text:span text:style-name="T74"><text:s/>Estrutura diária (2 horas totais)</text:span></text:p>
      <text:list text:style-name="LFO14" text:continue-numbering="true">
        <text:list-item>
          <text:p text:style-name="P75"><text:span text:style-name="T76">Treino total:</text:span><text:s/>~1h20<text:s/></text:p>
        </text:list-item>
        <text:list-item>
          <text:p text:style-name="P77"><text:span text:style-name="T78">Cardio:</text:span><text:s/>20–30 min<text:s/></text:p>
        </text:list-item>
        <text:list-item>
          <text:p text:style-name="P79"><text:span text:style-name="T80">Margem (banho/deslocamento):</text:span><text:s/>~10–20 min<text:s/></text:p>
        </text:list-item>
      </text:list>
      <text:p text:style-name="Normal"><text:span text:style-name="T81">👉</text:span><text:s/>Isso é mais que suficiente se bem feito.</text:p>
      <text:p text:style-name="Normal"><draw:custom-shape svg:x="0in" svg:y="0in" svg:width="45.51042in" svg:height="0.00139in" draw:z-index="0" draw:id="id10" draw:style-name="a10" draw:name="Horizontal Line 1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2">🏋️</text:span><text:span text:style-name="T83">‍</text:span><text:span text:style-name="T84">♂️</text:span><text:span text:style-name="T85"><text:s/>Divisão semanal (otimizada)</text:span></text:p>
      <text:p text:style-name="Normal"><text:span text:style-name="T86">📅</text:span><text:span text:style-name="T87"><text:s/>Segunda – PUSH (peito, ombro, tríceps)</text:span></text:p>
      <text:list text:style-name="LFO15" text:continue-numbering="true">
        <text:list-item>
          <text:p text:style-name="P88">Supino reto – 4x8-10<text:s/></text:p>
        </text:list-item>
        <text:list-item>
          <text:p text:style-name="P89">Supino inclinado – 3x10<text:s/></text:p>
        </text:list-item>
        <text:list-item>
          <text:p text:style-name="P90">Desenvolvimento – 3x10<text:s/></text:p>
        </text:list-item>
        <text:list-item>
          <text:p text:style-name="P91">Elevação lateral – 3x12<text:s/></text:p>
        </text:list-item>
        <text:list-item>
          <text:p text:style-name="P92">Tríceps pulley – 3x12<text:s/></text:p>
        </text:list-item>
      </text:list>
      <text:soft-page-break/>
      <text:p text:style-name="Normal"><text:span text:style-name="T93">🔥</text:span><text:s/>Cardio: 20 min moderado</text:p>
      <text:p text:style-name="Normal"><draw:custom-shape svg:x="0in" svg:y="0in" svg:width="45.51042in" svg:height="0.00139in" draw:z-index="0" draw:id="id11" draw:style-name="a11" draw:name="Horizontal Line 1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4">📅</text:span><text:span text:style-name="T95"><text:s/>Terça – PULL (costas, bíceps)</text:span></text:p>
      <text:list text:style-name="LFO16" text:continue-numbering="true">
        <text:list-item>
          <text:p text:style-name="P96">Puxada na frente – 4x10<text:s/></text:p>
        </text:list-item>
        <text:list-item>
          <text:p text:style-name="P97">Remada curvada – 3x10<text:s/></text:p>
        </text:list-item>
        <text:list-item>
          <text:p text:style-name="P98">Remada baixa – 3x12<text:s/></text:p>
        </text:list-item>
        <text:list-item>
          <text:p text:style-name="P99">Rosca direta – 3x10<text:s/></text:p>
        </text:list-item>
        <text:list-item>
          <text:p text:style-name="P100">Rosca alternada – 3x12<text:s/></text:p>
        </text:list-item>
      </text:list>
      <text:p text:style-name="Normal"><text:span text:style-name="T101">🔥</text:span><text:s/>Cardio HIIT: 15–20 min</text:p>
      <text:p text:style-name="Normal"><draw:custom-shape svg:x="0in" svg:y="0in" svg:width="45.51042in" svg:height="0.00139in" draw:z-index="0" draw:id="id12" draw:style-name="a12" draw:name="Horizontal Line 1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2">📅</text:span><text:span text:style-name="T103"><text:s/>Quarta – PERNAS (completo)</text:span></text:p>
      <text:list text:style-name="LFO17" text:continue-numbering="true">
        <text:list-item>
          <text:p text:style-name="P104">Agachamento – 4x8-10<text:s/></text:p>
        </text:list-item>
        <text:list-item>
          <text:p text:style-name="P105">Leg press – 3x10<text:s/></text:p>
        </text:list-item>
        <text:list-item>
          <text:p text:style-name="P106">Stiff – 3x10<text:s/></text:p>
        </text:list-item>
        <text:list-item>
          <text:p text:style-name="P107">Mesa flexora – 3x12<text:s/></text:p>
        </text:list-item>
        <text:list-item>
          <text:p text:style-name="P108">Panturrilha – 4x15<text:s/></text:p>
        </text:list-item>
      </text:list>
      <text:p text:style-name="Normal"><text:span text:style-name="T109">🚶</text:span><text:s/>Cardio leve: 15 min</text:p>
      <text:p text:style-name="Normal"><draw:custom-shape svg:x="0in" svg:y="0in" svg:width="45.51042in" svg:height="0.00139in" draw:z-index="0" draw:id="id13" draw:style-name="a13" draw:name="Horizontal Line 1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0">📅</text:span><text:span text:style-name="T111"><text:s/>Quinta – DESCANSO ATIVO</text:span></text:p>
      <text:list text:style-name="LFO18" text:continue-numbering="true">
        <text:list-item>
          <text:p text:style-name="P112">Caminhada 30–40 min<text:s/></text:p>
        </text:list-item>
        <text:list-item>
          <text:p text:style-name="P113">Alongamento<text:s/></text:p>
        </text:list-item>
      </text:list>
      <text:p text:style-name="Normal"><draw:custom-shape svg:x="0in" svg:y="0in" svg:width="45.51042in" svg:height="0.00139in" draw:z-index="0" draw:id="id14" draw:style-name="a14" draw:name="Horizontal Line 1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4">📅</text:span><text:span text:style-name="T115"><text:s/>Sexta – SUPERIOR COMPLETO (reforço)</text:span></text:p>
      <text:list text:style-name="LFO19" text:continue-numbering="true">
        <text:list-item>
          <text:p text:style-name="P116">Supino ou máquina – 3x10<text:s/></text:p>
        </text:list-item>
        <text:list-item>
          <text:p text:style-name="P117">Puxada – 3x10<text:s/></text:p>
        </text:list-item>
        <text:list-item>
          <text:p text:style-name="P118">Ombro – 3x12<text:s/></text:p>
        </text:list-item>
        <text:list-item>
          <text:p text:style-name="P119">Bíceps + tríceps – 3x12<text:s/></text:p>
        </text:list-item>
      </text:list>
      <text:soft-page-break/>
      <text:p text:style-name="Normal"><text:span text:style-name="T120">🔥</text:span><text:s/>Cardio: 20 min</text:p>
      <text:p text:style-name="Normal"><draw:custom-shape svg:x="0in" svg:y="0in" svg:width="45.51042in" svg:height="0.00139in" draw:z-index="0" draw:id="id15" draw:style-name="a15" draw:name="Horizontal Line 1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1">📅</text:span><text:span text:style-name="T122"><text:s/>Sábado – PERNAS + CORE</text:span></text:p>
      <text:list text:style-name="LFO20" text:continue-numbering="true">
        <text:list-item>
          <text:p text:style-name="P123">Afundo – 3x10<text:s/></text:p>
        </text:list-item>
        <text:list-item>
          <text:p text:style-name="P124">Elevação pélvica – 3x12<text:s/></text:p>
        </text:list-item>
        <text:list-item>
          <text:p text:style-name="P125">Extensora – 3x12<text:s/></text:p>
        </text:list-item>
        <text:list-item>
          <text:p text:style-name="P126">Abdômen (prancha + crunch)<text:s/></text:p>
        </text:list-item>
      </text:list>
      <text:p text:style-name="Normal"><text:span text:style-name="T127">🚴</text:span><text:s/>Cardio leve/moderado</text:p>
      <text:p text:style-name="Normal"><draw:custom-shape svg:x="0in" svg:y="0in" svg:width="45.51042in" svg:height="0.00139in" draw:z-index="0" draw:id="id16" draw:style-name="a16" draw:name="Horizontal Line 1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8">📅</text:span><text:span text:style-name="T129"><text:s/>Domingo – OFF total</text:span></text:p>
      <text:p text:style-name="Normal"><draw:custom-shape svg:x="0in" svg:y="0in" svg:width="45.51042in" svg:height="0.00139in" draw:z-index="0" draw:id="id17" draw:style-name="a17" draw:name="Horizontal Line 16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0">🍽️</text:span><text:span text:style-name="T131"><text:s/>Dieta estratégica (simples, barata e eficiente)</text:span></text:p>
      <text:p text:style-name="Normal">Sem complicação — foco em comida de verdade.</text:p>
      <text:p text:style-name="Normal"><text:span text:style-name="T132">☀️</text:span><text:span text:style-name="T133"><text:s/>Café da manhã (rápido)</text:span></text:p>
      <text:list text:style-name="LFO21" text:continue-numbering="true">
        <text:list-item>
          <text:p text:style-name="P134">3 ovos mexidos<text:s/></text:p>
        </text:list-item>
        <text:list-item>
          <text:p text:style-name="P135">1 pão integral OU aveia<text:s/></text:p>
        </text:list-item>
        <text:list-item>
          <text:p text:style-name="P136">Café<text:s/></text:p>
        </text:list-item>
      </text:list>
      <text:p text:style-name="Normal"><draw:custom-shape svg:x="0in" svg:y="0in" svg:width="45.51042in" svg:height="0.00139in" draw:z-index="0" draw:id="id18" draw:style-name="a18" draw:name="Horizontal Line 1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7">🍗</text:span><text:span text:style-name="T138"><text:s/>Almoço (base do dia)</text:span></text:p>
      <text:list text:style-name="LFO22" text:continue-numbering="true">
        <text:list-item>
          <text:p text:style-name="P139">150–200g proteína (frango/carne/ovo/peixe)<text:s/></text:p>
        </text:list-item>
        <text:list-item>
          <text:p text:style-name="P140">3–5 colheres arroz OU batata<text:s/></text:p>
        </text:list-item>
        <text:list-item>
          <text:p text:style-name="P141">Feijão (opcional)<text:s/></text:p>
        </text:list-item>
        <text:list-item>
          <text:p text:style-name="P142">Salada livre<text:s/></text:p>
        </text:list-item>
      </text:list>
      <text:p text:style-name="Normal"><draw:custom-shape svg:x="0in" svg:y="0in" svg:width="45.51042in" svg:height="0.00139in" draw:z-index="0" draw:id="id19" draw:style-name="a19" draw:name="Horizontal Line 1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3">☕</text:span><text:span text:style-name="T144"><text:s/>Lanche (pré ou pós treino)</text:span></text:p>
      <text:list text:style-name="LFO23" text:continue-numbering="true">
        <text:list-item>
          <text:p text:style-name="P145">Banana + aveia<text:line-break/>OU<text:s/></text:p>
        </text:list-item>
        <text:list-item>
          <text:p text:style-name="P146">Iogurte + fruta<text:line-break/>OU<text:s/></text:p>
        </text:list-item>
        <text:list-item>
          <text:p text:style-name="P147">Sanduíche integral com proteína<text:s/></text:p>
        </text:list-item>
      </text:list>
      <text:p text:style-name="Normal"><draw:custom-shape svg:x="0in" svg:y="0in" svg:width="45.51042in" svg:height="0.00139in" draw:z-index="0" draw:id="id20" draw:style-name="a20" draw:name="Horizontal Line 1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8">🍽️</text:span><text:span text:style-name="T149"><text:s/>Jantar</text:span></text:p>
      <text:list text:style-name="LFO24" text:continue-numbering="true">
        <text:list-item>
          <text:p text:style-name="P150">Proteína + legumes<text:s/></text:p>
        </text:list-item>
        <text:list-item>
          <text:p text:style-name="P151">Pouco carbo (se quiser secar mais rápido)<text:s/></text:p>
        </text:list-item>
      </text:list>
      <text:p text:style-name="Normal"><draw:custom-shape svg:x="0in" svg:y="0in" svg:width="45.51042in" svg:height="0.00139in" draw:z-index="0" draw:id="id21" draw:style-name="a21" draw:name="Horizontal Line 1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2">🌙</text:span><text:span text:style-name="T153"><text:s/>Ceia (opcional)</text:span></text:p>
      <text:list text:style-name="LFO25" text:continue-numbering="true">
        <text:list-item>
          <text:p text:style-name="P154">Ovo, iogurte ou whey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GONCALVES PINHEIRO</meta:initial-creator>
    <dc:creator>LUCAS GONCALVES PINHEIRO</dc:creator>
    <meta:creation-date>2026-03-21T00:53:00Z</meta:creation-date>
    <dc:date>2026-03-21T00:55:00Z</dc:date>
    <meta:template xlink:href="Normal" xlink:type="simple"/>
    <meta:editing-cycles>1</meta:editing-cycles>
    <meta:editing-duration>PT120S</meta:editing-duration>
    <meta:document-statistic meta:page-count="6" meta:paragraph-count="6" meta:word-count="483" meta:character-count="3086" meta:row-count="21" meta:non-whitespace-character-count="2609"/>
  </office:meta>
</office:document-meta>
</file>